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15.999cm" svg:height="8.999cm" svg:x="44.955cm" svg:y="0.1cm">
            <draw:object draw:notify-on-update-of-ranges="Hoja1.R1:Hoja1.R1 Hoja1.R2:Hoja1.R12 Hoja1.S1:Hoja1.S1 Hoja1.S2:Hoja1.S12 Hoja1.T1:Hoja1.T1 Hoja1.T2:Hoja1.T12 Hoja1.U1:Hoja1.U1 Hoja1.U2:Hoja1.U12 Hoja1.V1:Hoja1.V1 Hoja1.V2:Hoja1.V12 Hoja1.W1:Hoja1.W1 Hoja1.W2:Hoja1.W12 Hoja1.X1:Hoja1.X1 Hoja1.X2:Hoja1.X12 Hoja1.Y1:Hoja1.Y1 Hoja1.Y2:Hoja1.Y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3" table:default-cell-style-name="Default"/>
        <table:table-row table:style-name="ro1">
          <table:table-cell/>
          <table:table-cell office:value-type="string">
            <text:p>0 0 0</text:p>
          </table:table-cell>
          <table:table-cell office:value-type="string">
            <text:p>0 0 1</text:p>
          </table:table-cell>
          <table:table-cell office:value-type="string">
            <text:p>0 1 0</text:p>
          </table:table-cell>
          <table:table-cell office:value-type="string">
            <text:p>1 0 0</text:p>
          </table:table-cell>
          <table:table-cell office:value-type="string">
            <text:p>1 0 1</text:p>
          </table:table-cell>
          <table:table-cell office:value-type="string">
            <text:p>1 1 0</text:p>
          </table:table-cell>
          <table:table-cell office:value-type="string">
            <text:p>1 1 1</text:p>
          </table:table-cell>
          <table:table-cell office:value-type="string">
            <text:p>0 1 1</text:p>
          </table:table-cell>
          <table:table-cell table:number-columns-repeated="8"/>
          <table:table-cell office:value-type="string">
            <text:p>Sin Podas</text:p>
          </table:table-cell>
          <table:table-cell office:value-type="string">
            <text:p>Poda 3</text:p>
          </table:table-cell>
          <table:table-cell office:value-type="string">
            <text:p>Poda 2</text:p>
          </table:table-cell>
          <table:table-cell office:value-type="string">
            <text:p>Poda 1</text:p>
          </table:table-cell>
          <table:table-cell office:value-type="string">
            <text:p>Poda 1 y 3</text:p>
          </table:table-cell>
          <table:table-cell office:value-type="string">
            <text:p>Poda 1 y 2</text:p>
          </table:table-cell>
          <table:table-cell office:value-type="string">
            <text:p>Poda 1, 2 y 3</text:p>
          </table:table-cell>
          <table:table-cell office:value-type="string">
            <text:p>Poda 2 y 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46">
            <text:p>846</text:p>
          </table:table-cell>
          <table:table-cell office:value-type="float" office:value="351">
            <text:p>351</text:p>
          </table:table-cell>
          <table:table-cell office:value-type="float" office:value="352">
            <text:p>352</text:p>
          </table:table-cell>
          <table:table-cell office:value-type="float" office:value="359">
            <text:p>359</text:p>
          </table:table-cell>
          <table:table-cell table:style-name="ce1" office:value-type="float" office:value="847">
            <text:p>847</text:p>
          </table:table-cell>
          <table:table-cell office:value-type="float" office:value="872">
            <text:p>872</text:p>
          </table:table-cell>
          <table:table-cell office:value-type="float" office:value="857">
            <text:p>857</text:p>
          </table:table-cell>
          <table:table-cell office:value-type="float" office:value="859">
            <text:p>859</text:p>
          </table:table-cell>
          <table:table-cell table:formula="of:=[.B2]" office:value-type="float" office:value="846">
            <text:p>846</text:p>
          </table:table-cell>
          <table:table-cell table:formula="of:=[.C2]" office:value-type="float" office:value="351">
            <text:p>351</text:p>
          </table:table-cell>
          <table:table-cell table:formula="of:=[.D2]" office:value-type="float" office:value="352">
            <text:p>352</text:p>
          </table:table-cell>
          <table:table-cell table:formula="of:=[.E2]" office:value-type="float" office:value="359">
            <text:p>359</text:p>
          </table:table-cell>
          <table:table-cell table:formula="of:=[.F2]" office:value-type="float" office:value="847">
            <text:p>847</text:p>
          </table:table-cell>
          <table:table-cell table:formula="of:=[.G2]" office:value-type="float" office:value="872">
            <text:p>872</text:p>
          </table:table-cell>
          <table:table-cell table:formula="of:=[.H2]" office:value-type="float" office:value="857">
            <text:p>857</text:p>
          </table:table-cell>
          <table:table-cell table:formula="of:=[.I2]" office:value-type="float" office:value="859">
            <text:p>859</text:p>
          </table:table-cell>
          <table:table-cell table:formula="of:=LOG([.J2];2)" office:value-type="float" office:value="9.72451385311995">
            <text:p>9,7245138531</text:p>
          </table:table-cell>
          <table:table-cell table:formula="of:=LOG([.K2];2)" office:value-type="float" office:value="8.45532722030456">
            <text:p>8,4553272203</text:p>
          </table:table-cell>
          <table:table-cell table:formula="of:=LOG([.L2];2)" office:value-type="float" office:value="8.4594316186373">
            <text:p>8,4594316186</text:p>
          </table:table-cell>
          <table:table-cell table:formula="of:=LOG([.M2];2)" office:value-type="float" office:value="8.48784003382305">
            <text:p>8,4878400338</text:p>
          </table:table-cell>
          <table:table-cell table:formula="of:=LOG([.N2];2)" office:value-type="float" office:value="9.7262181593322">
            <text:p>9,7262181593</text:p>
          </table:table-cell>
          <table:table-cell table:formula="of:=LOG([.O2];2)" office:value-type="float" office:value="9.76818432477693">
            <text:p>9,7681843248</text:p>
          </table:table-cell>
          <table:table-cell table:formula="of:=LOG([.P2];2)" office:value-type="float" office:value="9.7431513941125">
            <text:p>9,7431513941</text:p>
          </table:table-cell>
          <table:table-cell table:formula="of:=LOG([.Q2];2)" office:value-type="float" office:value="9.74651432113846">
            <text:p>9,746514321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float" office:value="832">
            <text:p>832</text:p>
          </table:table-cell>
          <table:table-cell office:value-type="float" office:value="594">
            <text:p>594</text:p>
          </table:table-cell>
          <table:table-cell office:value-type="float" office:value="850">
            <text:p>850</text:p>
          </table:table-cell>
          <table:table-cell table:style-name="ce1" office:value-type="float" office:value="2038">
            <text:p>2038</text:p>
          </table:table-cell>
          <table:table-cell office:value-type="float" office:value="1484">
            <text:p>1484</text:p>
          </table:table-cell>
          <table:table-cell office:value-type="float" office:value="1449">
            <text:p>1449</text:p>
          </table:table-cell>
          <table:table-cell office:value-type="float" office:value="1454">
            <text:p>1454</text:p>
          </table:table-cell>
          <table:table-cell table:formula="of:=([.B3]+[.B4])/2" office:value-type="float" office:value="2228">
            <text:p>2228</text:p>
          </table:table-cell>
          <table:table-cell table:formula="of:=([.C3]+[.C4])/2" office:value-type="float" office:value="907">
            <text:p>907</text:p>
          </table:table-cell>
          <table:table-cell table:formula="of:=([.D3]+[.D4])/2" office:value-type="float" office:value="631">
            <text:p>631</text:p>
          </table:table-cell>
          <table:table-cell table:formula="of:=([.E3]+[.E4])/2" office:value-type="float" office:value="941.5">
            <text:p>941,5</text:p>
          </table:table-cell>
          <table:table-cell table:formula="of:=([.F3]+[.F4])/2" office:value-type="float" office:value="2220.5">
            <text:p>2220,5</text:p>
          </table:table-cell>
          <table:table-cell table:formula="of:=([.G3]+[.G4])/2" office:value-type="float" office:value="1584">
            <text:p>1584</text:p>
          </table:table-cell>
          <table:table-cell table:formula="of:=([.H3]+[.H4])/2" office:value-type="float" office:value="1542">
            <text:p>1542</text:p>
          </table:table-cell>
          <table:table-cell table:formula="of:=([.I3]+[.I4])/2" office:value-type="float" office:value="1555.5">
            <text:p>1555,5</text:p>
          </table:table-cell>
          <table:table-cell table:formula="of:=LOG([.J3];2)" office:value-type="float" office:value="11.12153351734">
            <text:p>11,1215335173</text:p>
          </table:table-cell>
          <table:table-cell table:formula="of:=LOG([.K3];2)" office:value-type="float" office:value="9.82495874052852">
            <text:p>9,8249587405</text:p>
          </table:table-cell>
          <table:table-cell table:formula="of:=LOG([.L3];2)" office:value-type="float" office:value="9.30149619498255">
            <text:p>9,301496195</text:p>
          </table:table-cell>
          <table:table-cell table:formula="of:=LOG([.M3];2)" office:value-type="float" office:value="9.87881728461423">
            <text:p>9,8788172846</text:p>
          </table:table-cell>
          <table:table-cell table:formula="of:=LOG([.N3];2)" office:value-type="float" office:value="11.1166688559671">
            <text:p>11,116668856</text:p>
          </table:table-cell>
          <table:table-cell table:formula="of:=LOG([.O3];2)" office:value-type="float" office:value="10.6293566200796">
            <text:p>10,6293566201</text:p>
          </table:table-cell>
          <table:table-cell table:formula="of:=LOG([.P3];2)" office:value-type="float" office:value="10.590587049915">
            <text:p>10,5905870499</text:p>
          </table:table-cell>
          <table:table-cell table:formula="of:=LOG([.Q3];2)" office:value-type="float" office:value="10.6031626795344">
            <text:p>10,603162679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440">
            <text:p>2440</text:p>
          </table:table-cell>
          <table:table-cell office:value-type="float" office:value="982">
            <text:p>982</text:p>
          </table:table-cell>
          <table:table-cell office:value-type="float" office:value="668">
            <text:p>668</text:p>
          </table:table-cell>
          <table:table-cell office:value-type="float" office:value="1033">
            <text:p>1033</text:p>
          </table:table-cell>
          <table:table-cell table:style-name="ce1" office:value-type="float" office:value="2403">
            <text:p>2403</text:p>
          </table:table-cell>
          <table:table-cell office:value-type="float" office:value="1684">
            <text:p>1684</text:p>
          </table:table-cell>
          <table:table-cell office:value-type="float" office:value="1635">
            <text:p>1635</text:p>
          </table:table-cell>
          <table:table-cell office:value-type="float" office:value="1657">
            <text:p>1657</text:p>
          </table:table-cell>
          <table:table-cell table:formula="of:=([.B5]+[.B6])/2" office:value-type="float" office:value="10383">
            <text:p>10383</text:p>
          </table:table-cell>
          <table:table-cell table:formula="of:=([.C5]+[.C6])/2" office:value-type="float" office:value="4174">
            <text:p>4174</text:p>
          </table:table-cell>
          <table:table-cell table:formula="of:=([.D5]+[.D6])/2" office:value-type="float" office:value="2165">
            <text:p>2165</text:p>
          </table:table-cell>
          <table:table-cell table:formula="of:=([.E5]+[.E6])/2" office:value-type="float" office:value="3860.5">
            <text:p>3860,5</text:p>
          </table:table-cell>
          <table:table-cell table:formula="of:=([.F5]+[.F6])/2" office:value-type="float" office:value="10259.5">
            <text:p>10259,5</text:p>
          </table:table-cell>
          <table:table-cell table:formula="of:=([.G5]+[.G6])/2" office:value-type="float" office:value="5423">
            <text:p>5423</text:p>
          </table:table-cell>
          <table:table-cell table:formula="of:=([.H5]+[.H6])/2" office:value-type="float" office:value="5319.5">
            <text:p>5319,5</text:p>
          </table:table-cell>
          <table:table-cell table:formula="of:=([.I5]+[.I6])/2" office:value-type="float" office:value="5514">
            <text:p>5514</text:p>
          </table:table-cell>
          <table:table-cell table:formula="of:=LOG([.J4];2)" office:value-type="float" office:value="13.3419357268866">
            <text:p>13,3419357269</text:p>
          </table:table-cell>
          <table:table-cell table:formula="of:=LOG([.K4];2)" office:value-type="float" office:value="12.0272148851598">
            <text:p>12,0272148852</text:p>
          </table:table-cell>
          <table:table-cell table:formula="of:=LOG([.L4];2)" office:value-type="float" office:value="11.0801513096141">
            <text:p>11,0801513096</text:p>
          </table:table-cell>
          <table:table-cell table:formula="of:=LOG([.M4];2)" office:value-type="float" office:value="11.914571997649">
            <text:p>11,9145719976</text:p>
          </table:table-cell>
          <table:table-cell table:formula="of:=LOG([.N4];2)" office:value-type="float" office:value="13.3246728020054">
            <text:p>13,324672802</text:p>
          </table:table-cell>
          <table:table-cell table:formula="of:=LOG([.O4];2)" office:value-type="float" office:value="12.4048754550152">
            <text:p>12,404875455</text:p>
          </table:table-cell>
          <table:table-cell table:formula="of:=LOG([.P4];2)" office:value-type="float" office:value="12.3770749323772">
            <text:p>12,3770749324</text:p>
          </table:table-cell>
          <table:table-cell table:formula="of:=LOG([.Q4];2)" office:value-type="float" office:value="12.4288835520102">
            <text:p>12,42888355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120">
            <text:p>10120</text:p>
          </table:table-cell>
          <table:table-cell office:value-type="float" office:value="3959">
            <text:p>3959</text:p>
          </table:table-cell>
          <table:table-cell office:value-type="float" office:value="2012">
            <text:p>2012</text:p>
          </table:table-cell>
          <table:table-cell office:value-type="float" office:value="3684">
            <text:p>3684</text:p>
          </table:table-cell>
          <table:table-cell table:style-name="ce1" office:value-type="float" office:value="9758">
            <text:p>9758</text:p>
          </table:table-cell>
          <table:table-cell office:value-type="float" office:value="5037">
            <text:p>5037</text:p>
          </table:table-cell>
          <table:table-cell office:value-type="float" office:value="4938">
            <text:p>4938</text:p>
          </table:table-cell>
          <table:table-cell office:value-type="float" office:value="5295">
            <text:p>5295</text:p>
          </table:table-cell>
          <table:table-cell table:formula="of:=([.B7]+[.B8]+[.B9])/3" office:value-type="float" office:value="28012.6666666667">
            <text:p>28012,6666666667</text:p>
          </table:table-cell>
          <table:table-cell table:formula="of:=([.C7]+[.C8]+[.C9])/3" office:value-type="float" office:value="11417.6666666667">
            <text:p>11417,6666666667</text:p>
          </table:table-cell>
          <table:table-cell table:formula="of:=([.D7]+[.D8]+[.D9])/3" office:value-type="float" office:value="4232.66666666667">
            <text:p>4232,6666666667</text:p>
          </table:table-cell>
          <table:table-cell table:formula="of:=([.E7]+[.E8]+[.E9])/3" office:value-type="float" office:value="10474">
            <text:p>10474</text:p>
          </table:table-cell>
          <table:table-cell table:formula="of:=([.F7]+[.F8]+[.F9])/3" office:value-type="float" office:value="28169.3333333333">
            <text:p>28169,3333333333</text:p>
          </table:table-cell>
          <table:table-cell table:formula="of:=([.G7]+[.G8]+[.G9])/3" office:value-type="float" office:value="10083.3333333333">
            <text:p>10083,3333333333</text:p>
          </table:table-cell>
          <table:table-cell table:formula="of:=([.H7]+[.H8]+[.H9])/3" office:value-type="float" office:value="10417">
            <text:p>10417</text:p>
          </table:table-cell>
          <table:table-cell table:formula="of:=([.I7]+[.I8]+[.I9])/3" office:value-type="float" office:value="10001.6666666667">
            <text:p>10001,6666666667</text:p>
          </table:table-cell>
          <table:table-cell table:formula="of:=LOG([.J5];2)" office:value-type="float" office:value="14.7737917068981">
            <text:p>14,7737917069</text:p>
          </table:table-cell>
          <table:table-cell table:formula="of:=LOG([.K5];2)" office:value-type="float" office:value="13.4789802288163">
            <text:p>13,4789802288</text:p>
          </table:table-cell>
          <table:table-cell table:formula="of:=LOG([.L5];2)" office:value-type="float" office:value="12.047351161865">
            <text:p>12,0473511619</text:p>
          </table:table-cell>
          <table:table-cell table:formula="of:=LOG([.M5];2)" office:value-type="float" office:value="13.3545248894494">
            <text:p>13,3545248894</text:p>
          </table:table-cell>
          <table:table-cell table:formula="of:=LOG([.N5];2)" office:value-type="float" office:value="14.7818378002706">
            <text:p>14,7818378003</text:p>
          </table:table-cell>
          <table:table-cell table:formula="of:=LOG([.O5];2)" office:value-type="float" office:value="13.2996850212155">
            <text:p>13,2996850212</text:p>
          </table:table-cell>
          <table:table-cell table:formula="of:=LOG([.P5];2)" office:value-type="float" office:value="13.3466522341057">
            <text:p>13,3466522341</text:p>
          </table:table-cell>
          <table:table-cell table:formula="of:=LOG([.Q5];2)" office:value-type="float" office:value="13.2879528086877">
            <text:p>13,287952808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646">
            <text:p>10646</text:p>
          </table:table-cell>
          <table:table-cell office:value-type="float" office:value="4389">
            <text:p>4389</text:p>
          </table:table-cell>
          <table:table-cell office:value-type="float" office:value="2318">
            <text:p>2318</text:p>
          </table:table-cell>
          <table:table-cell office:value-type="float" office:value="4037">
            <text:p>4037</text:p>
          </table:table-cell>
          <table:table-cell table:style-name="ce1" office:value-type="float" office:value="10761">
            <text:p>10761</text:p>
          </table:table-cell>
          <table:table-cell office:value-type="float" office:value="5809">
            <text:p>5809</text:p>
          </table:table-cell>
          <table:table-cell office:value-type="float" office:value="5701">
            <text:p>5701</text:p>
          </table:table-cell>
          <table:table-cell office:value-type="float" office:value="5733">
            <text:p>5733</text:p>
          </table:table-cell>
          <table:table-cell table:formula="of:=([.B10]+[.B11])/2" office:value-type="float" office:value="122906.5">
            <text:p>122906,5</text:p>
          </table:table-cell>
          <table:table-cell table:formula="of:=([.C10]+[.C11])/2" office:value-type="float" office:value="51028">
            <text:p>51028</text:p>
          </table:table-cell>
          <table:table-cell table:formula="of:=([.D10]+[.D11])/2" office:value-type="float" office:value="9545.5">
            <text:p>9545,5</text:p>
          </table:table-cell>
          <table:table-cell table:formula="of:=([.E10]+[.E11])/2" office:value-type="float" office:value="45759.5">
            <text:p>45759,5</text:p>
          </table:table-cell>
          <table:table-cell table:formula="of:=([.F10]+[.F11])/2" office:value-type="float" office:value="124996.5">
            <text:p>124996,5</text:p>
          </table:table-cell>
          <table:table-cell table:formula="of:=([.G10]+[.G11])/2" office:value-type="float" office:value="24320">
            <text:p>24320</text:p>
          </table:table-cell>
          <table:table-cell table:formula="of:=([.H10]+[.H11])/2" office:value-type="float" office:value="23849">
            <text:p>23849</text:p>
          </table:table-cell>
          <table:table-cell table:formula="of:=([.I10]+[.I11])/2" office:value-type="float" office:value="24061">
            <text:p>24061</text:p>
          </table:table-cell>
          <table:table-cell table:formula="of:=LOG([.J6];2)" office:value-type="float" office:value="16.9072016901457">
            <text:p>16,9072016901</text:p>
          </table:table-cell>
          <table:table-cell table:formula="of:=LOG([.K6];2)" office:value-type="float" office:value="15.6390014771483">
            <text:p>15,6390014771</text:p>
          </table:table-cell>
          <table:table-cell table:formula="of:=LOG([.L6];2)" office:value-type="float" office:value="13.2206050536509">
            <text:p>13,2206050537</text:p>
          </table:table-cell>
          <table:table-cell table:formula="of:=LOG([.M6];2)" office:value-type="float" office:value="15.4817836678663">
            <text:p>15,4817836679</text:p>
          </table:table-cell>
          <table:table-cell table:formula="of:=LOG([.N6];2)" office:value-type="float" office:value="16.9315281732975">
            <text:p>16,9315281733</text:p>
          </table:table-cell>
          <table:table-cell table:formula="of:=LOG([.O6];2)" office:value-type="float" office:value="14.5698556083309">
            <text:p>14,5698556083</text:p>
          </table:table-cell>
          <table:table-cell table:formula="of:=LOG([.P6];2)" office:value-type="float" office:value="14.541641154154">
            <text:p>14,5416411542</text:p>
          </table:table-cell>
          <table:table-cell table:formula="of:=LOG([.Q6];2)" office:value-type="float" office:value="14.5544089832048">
            <text:p>14,554408983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8558">
            <text:p>28558</text:p>
          </table:table-cell>
          <table:table-cell office:value-type="float" office:value="11807">
            <text:p>11807</text:p>
          </table:table-cell>
          <table:table-cell office:value-type="float" office:value="2003">
            <text:p>2003</text:p>
          </table:table-cell>
          <table:table-cell office:value-type="float" office:value="10828">
            <text:p>10828</text:p>
          </table:table-cell>
          <table:table-cell table:style-name="ce1" office:value-type="float" office:value="29011">
            <text:p>29011</text:p>
          </table:table-cell>
          <table:table-cell office:value-type="float" office:value="5097">
            <text:p>5097</text:p>
          </table:table-cell>
          <table:table-cell office:value-type="float" office:value="5388">
            <text:p>5388</text:p>
          </table:table-cell>
          <table:table-cell office:value-type="float" office:value="5040">
            <text:p>5040</text:p>
          </table:table-cell>
          <table:table-cell table:formula="of:=([.B12]+[.B13]+[.B14]+[.B15])/4" office:value-type="float" office:value="272424.5">
            <text:p>272424,5</text:p>
          </table:table-cell>
          <table:table-cell table:formula="of:=([.C12]+[.C13]+[.C14]+[.C15])/4" office:value-type="float" office:value="201260">
            <text:p>201260</text:p>
          </table:table-cell>
          <table:table-cell table:formula="of:=([.D12]+[.D13]+[.D14]+[.D15])/4" office:value-type="float" office:value="26101.75">
            <text:p>26101,75</text:p>
          </table:table-cell>
          <table:table-cell table:formula="of:=([.E12]+[.E13]+[.E14]+[.E15])/4" office:value-type="float" office:value="180922.5">
            <text:p>180922,5</text:p>
          </table:table-cell>
          <table:table-cell table:formula="of:=([.F12]+[.F13]+[.F14]+[.F15])/4" office:value-type="float" office:value="251200">
            <text:p>251200</text:p>
          </table:table-cell>
          <table:table-cell table:formula="of:=([.G12]+[.G13]+[.G14]+[.G15])/4" office:value-type="float" office:value="66351.5">
            <text:p>66351,5</text:p>
          </table:table-cell>
          <table:table-cell table:formula="of:=([.H12]+[.H13]+[.H14]+[.H15])/4" office:value-type="float" office:value="66919">
            <text:p>66919</text:p>
          </table:table-cell>
          <table:table-cell table:formula="of:=([.I12]+[.I13]+[.I14]+[.I15])/4" office:value-type="float" office:value="65309.75">
            <text:p>65309,75</text:p>
          </table:table-cell>
          <table:table-cell table:formula="of:=LOG([.J7];2)" office:value-type="float" office:value="18.0554969297657">
            <text:p>18,0554969298</text:p>
          </table:table-cell>
          <table:table-cell table:formula="of:=LOG([.K7];2)" office:value-type="float" office:value="17.6187009425932">
            <text:p>17,6187009426</text:p>
          </table:table-cell>
          <table:table-cell table:formula="of:=LOG([.L7];2)" office:value-type="float" office:value="14.6718589155279">
            <text:p>14,6718589155</text:p>
          </table:table-cell>
          <table:table-cell table:formula="of:=LOG([.M7];2)" office:value-type="float" office:value="17.4650123109194">
            <text:p>17,4650123109</text:p>
          </table:table-cell>
          <table:table-cell table:formula="of:=LOG([.N7];2)" office:value-type="float" office:value="17.9384769386664">
            <text:p>17,9384769387</text:p>
          </table:table-cell>
          <table:table-cell table:formula="of:=LOG([.O7];2)" office:value-type="float" office:value="16.0178414603386">
            <text:p>16,0178414603</text:p>
          </table:table-cell>
          <table:table-cell table:formula="of:=LOG([.P7];2)" office:value-type="float" office:value="16.0301282662613">
            <text:p>16,0301282663</text:p>
          </table:table-cell>
          <table:table-cell table:formula="of:=LOG([.Q7];2)" office:value-type="float" office:value="15.9950107652971">
            <text:p>15,995010765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56">
            <text:p>24256</text:p>
          </table:table-cell>
          <table:table-cell office:value-type="float" office:value="10120">
            <text:p>10120</text:p>
          </table:table-cell>
          <table:table-cell office:value-type="float" office:value="7259">
            <text:p>7259</text:p>
          </table:table-cell>
          <table:table-cell office:value-type="float" office:value="9140">
            <text:p>9140</text:p>
          </table:table-cell>
          <table:table-cell table:style-name="ce1" office:value-type="float" office:value="24679">
            <text:p>24679</text:p>
          </table:table-cell>
          <table:table-cell office:value-type="float" office:value="16479">
            <text:p>16479</text:p>
          </table:table-cell>
          <table:table-cell office:value-type="float" office:value="17483">
            <text:p>17483</text:p>
          </table:table-cell>
          <table:table-cell office:value-type="float" office:value="16395">
            <text:p>16395</text:p>
          </table:table-cell>
          <table:table-cell table:formula="of:=([.B16]+[.B17])/2" office:value-type="float" office:value="1109909.5">
            <text:p>1109909,5</text:p>
          </table:table-cell>
          <table:table-cell table:formula="of:=([.C16]+[.C17])/2" office:value-type="float" office:value="1088599">
            <text:p>1088599</text:p>
          </table:table-cell>
          <table:table-cell table:formula="of:=([.D16]+[.D17])/2" office:value-type="float" office:value="72186">
            <text:p>72186</text:p>
          </table:table-cell>
          <table:table-cell table:formula="of:=([.E16]+[.E17])/2" office:value-type="float" office:value="954268">
            <text:p>954268</text:p>
          </table:table-cell>
          <table:table-cell table:formula="of:=([.F16]+[.F17])/2" office:value-type="float" office:value="976502">
            <text:p>976502</text:p>
          </table:table-cell>
          <table:table-cell table:formula="of:=([.G16]+[.G17])/2" office:value-type="float" office:value="183938">
            <text:p>183938</text:p>
          </table:table-cell>
          <table:table-cell table:formula="of:=([.H16]+[.H17])/2" office:value-type="float" office:value="182739.5">
            <text:p>182739,5</text:p>
          </table:table-cell>
          <table:table-cell table:formula="of:=([.I16]+[.I17])/2" office:value-type="float" office:value="183144.5">
            <text:p>183144,5</text:p>
          </table:table-cell>
          <table:table-cell table:formula="of:=LOG([.J8];2)" office:value-type="float" office:value="20.082010615968">
            <text:p>20,082010616</text:p>
          </table:table-cell>
          <table:table-cell table:formula="of:=LOG([.K8];2)" office:value-type="float" office:value="20.0540411852236">
            <text:p>20,0540411852</text:p>
          </table:table-cell>
          <table:table-cell table:formula="of:=LOG([.L8];2)" office:value-type="float" office:value="16.1394314425753">
            <text:p>16,1394314426</text:p>
          </table:table-cell>
          <table:table-cell table:formula="of:=LOG([.M8];2)" office:value-type="float" office:value="19.8640349691507">
            <text:p>19,8640349692</text:p>
          </table:table-cell>
          <table:table-cell table:formula="of:=LOG([.N8];2)" office:value-type="float" office:value="19.8972634733744">
            <text:p>19,8972634734</text:p>
          </table:table-cell>
          <table:table-cell table:formula="of:=LOG([.O8];2)" office:value-type="float" office:value="17.4888600332962">
            <text:p>17,4888600333</text:p>
          </table:table-cell>
          <table:table-cell table:formula="of:=LOG([.P8];2)" office:value-type="float" office:value="17.47942898741">
            <text:p>17,4794289874</text:p>
          </table:table-cell>
          <table:table-cell table:formula="of:=LOG([.Q8];2)" office:value-type="float" office:value="17.4826228506574">
            <text:p>17,482622850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1224">
            <text:p>31224</text:p>
          </table:table-cell>
          <table:table-cell office:value-type="float" office:value="12326">
            <text:p>12326</text:p>
          </table:table-cell>
          <table:table-cell office:value-type="float" office:value="3436">
            <text:p>3436</text:p>
          </table:table-cell>
          <table:table-cell office:value-type="float" office:value="11454">
            <text:p>11454</text:p>
          </table:table-cell>
          <table:table-cell table:style-name="ce1" office:value-type="float" office:value="30818">
            <text:p>30818</text:p>
          </table:table-cell>
          <table:table-cell office:value-type="float" office:value="8674">
            <text:p>8674</text:p>
          </table:table-cell>
          <table:table-cell office:value-type="float" office:value="8380">
            <text:p>8380</text:p>
          </table:table-cell>
          <table:table-cell office:value-type="float" office:value="8570">
            <text:p>8570</text:p>
          </table:table-cell>
          <table:table-cell table:formula="of:=([.B18]+[.B19]+[.B20]+[.B21])/4" office:value-type="float" office:value="3715116">
            <text:p>3715116</text:p>
          </table:table-cell>
          <table:table-cell table:formula="of:=([.C18]+[.C19]+[.C20]+[.C21])/4" office:value-type="float" office:value="4234691">
            <text:p>4234691</text:p>
          </table:table-cell>
          <table:table-cell table:formula="of:=([.D18]+[.D19]+[.D20]+[.D21])/4" office:value-type="float" office:value="242276.75">
            <text:p>242276,75</text:p>
          </table:table-cell>
          <table:table-cell table:formula="of:=([.E18]+[.E19]+[.E20]+[.E21])/4" office:value-type="float" office:value="3769172">
            <text:p>3769172</text:p>
          </table:table-cell>
          <table:table-cell table:formula="of:=([.F18]+[.F19]+[.F20]+[.F21])/4" office:value-type="float" office:value="3694055">
            <text:p>3694055</text:p>
          </table:table-cell>
          <table:table-cell table:formula="of:=([.G18]+[.G19]+[.G20]+[.G21])/4" office:value-type="float" office:value="281070">
            <text:p>281070</text:p>
          </table:table-cell>
          <table:table-cell table:formula="of:=([.H18]+[.H19]+[.H20]+[.H21])/4" office:value-type="float" office:value="258179.5">
            <text:p>258179,5</text:p>
          </table:table-cell>
          <table:table-cell table:formula="of:=([.I18]+[.I19]+[.I20]+[.I21])/4" office:value-type="float" office:value="294393.75">
            <text:p>294393,75</text:p>
          </table:table-cell>
          <table:table-cell table:formula="of:=LOG([.J9];2)" office:value-type="float" office:value="21.8249758271976">
            <text:p>21,8249758272</text:p>
          </table:table-cell>
          <table:table-cell table:formula="of:=LOG([.K9];2)" office:value-type="float" office:value="22.0138252711056">
            <text:p>22,0138252711</text:p>
          </table:table-cell>
          <table:table-cell table:formula="of:=LOG([.L9];2)" office:value-type="float" office:value="17.886296438165">
            <text:p>17,8862964382</text:p>
          </table:table-cell>
          <table:table-cell table:formula="of:=LOG([.M9];2)" office:value-type="float" office:value="21.8458162008574">
            <text:p>21,8458162009</text:p>
          </table:table-cell>
          <table:table-cell table:formula="of:=LOG([.N9];2)" office:value-type="float" office:value="21.8167739157844">
            <text:p>21,8167739158</text:p>
          </table:table-cell>
          <table:table-cell table:formula="of:=LOG([.O9];2)" office:value-type="float" office:value="18.1005699503502">
            <text:p>18,1005699504</text:p>
          </table:table-cell>
          <table:table-cell table:formula="of:=LOG([.P9];2)" office:value-type="float" office:value="17.9780149265828">
            <text:p>17,9780149266</text:p>
          </table:table-cell>
          <table:table-cell table:formula="of:=LOG([.Q9];2)" office:value-type="float" office:value="18.1673875176398">
            <text:p>18,167387517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2128">
            <text:p>132128</text:p>
          </table:table-cell>
          <table:table-cell office:value-type="float" office:value="55407">
            <text:p>55407</text:p>
          </table:table-cell>
          <table:table-cell office:value-type="float" office:value="6242">
            <text:p>6242</text:p>
          </table:table-cell>
          <table:table-cell office:value-type="float" office:value="49983">
            <text:p>49983</text:p>
          </table:table-cell>
          <table:table-cell table:style-name="ce1" office:value-type="float" office:value="136308">
            <text:p>136308</text:p>
          </table:table-cell>
          <table:table-cell office:value-type="float" office:value="15868">
            <text:p>15868</text:p>
          </table:table-cell>
          <table:table-cell office:value-type="float" office:value="15567">
            <text:p>15567</text:p>
          </table:table-cell>
          <table:table-cell office:value-type="float" office:value="15649">
            <text:p>15649</text:p>
          </table:table-cell>
          <table:table-cell table:formula="of:=([.B22]+[.B23]+[.B24])/3" office:value-type="float" office:value="19489884.6666667">
            <text:p>19489884,6666667</text:p>
          </table:table-cell>
          <table:table-cell table:formula="of:=([.C22]+[.C23]+[.C24])/3" office:value-type="float" office:value="22734685.3333333">
            <text:p>22734685,3333333</text:p>
          </table:table-cell>
          <table:table-cell table:formula="of:=([.D22]+[.D23]+[.D24])/3" office:value-type="float" office:value="686599">
            <text:p>686599</text:p>
          </table:table-cell>
          <table:table-cell table:formula="of:=([.E22]+[.E23]+[.E24])/3" office:value-type="float" office:value="20176725.3333333">
            <text:p>20176725,3333333</text:p>
          </table:table-cell>
          <table:table-cell table:formula="of:=([.F22]+[.F23]+[.F24])/3" office:value-type="float" office:value="19485666.3333333">
            <text:p>19485666,3333333</text:p>
          </table:table-cell>
          <table:table-cell table:formula="of:=([.G22]+[.G23]+[.G24])/3" office:value-type="float" office:value="645147.333333333">
            <text:p>645147,333333333</text:p>
          </table:table-cell>
          <table:table-cell table:formula="of:=([.H22]+[.H23]+[.H24])/3" office:value-type="float" office:value="629154.333333333">
            <text:p>629154,333333333</text:p>
          </table:table-cell>
          <table:table-cell table:formula="of:=([.I22]+[.I23]+[.I24])/3" office:value-type="float" office:value="651838">
            <text:p>651838</text:p>
          </table:table-cell>
          <table:table-cell table:formula="of:=LOG([.J10];2)" office:value-type="float" office:value="24.216222217541">
            <text:p>24,2162222175</text:p>
          </table:table-cell>
          <table:table-cell table:formula="of:=LOG([.K10];2)" office:value-type="float" office:value="24.4383917003511">
            <text:p>24,4383917004</text:p>
          </table:table-cell>
          <table:table-cell table:formula="of:=LOG([.L10];2)" office:value-type="float" office:value="19.3891082305143">
            <text:p>19,3891082305</text:p>
          </table:table-cell>
          <table:table-cell table:formula="of:=LOG([.M10];2)" office:value-type="float" office:value="24.2661887093833">
            <text:p>24,2661887094</text:p>
          </table:table-cell>
          <table:table-cell table:formula="of:=LOG([.N10];2)" office:value-type="float" office:value="24.2159099310718">
            <text:p>24,2159099311</text:p>
          </table:table-cell>
          <table:table-cell table:formula="of:=LOG([.O10];2)" office:value-type="float" office:value="19.2992691431843">
            <text:p>19,2992691432</text:p>
          </table:table-cell>
          <table:table-cell table:formula="of:=LOG([.P10];2)" office:value-type="float" office:value="19.263054432119">
            <text:p>19,2630544321</text:p>
          </table:table-cell>
          <table:table-cell table:formula="of:=LOG([.Q10];2)" office:value-type="float" office:value="19.3141539333153">
            <text:p>19,314153933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3685">
            <text:p>113685</text:p>
          </table:table-cell>
          <table:table-cell office:value-type="float" office:value="46649">
            <text:p>46649</text:p>
          </table:table-cell>
          <table:table-cell office:value-type="float" office:value="12849">
            <text:p>12849</text:p>
          </table:table-cell>
          <table:table-cell office:value-type="float" office:value="41536">
            <text:p>41536</text:p>
          </table:table-cell>
          <table:table-cell table:style-name="ce1" office:value-type="float" office:value="113685">
            <text:p>113685</text:p>
          </table:table-cell>
          <table:table-cell office:value-type="float" office:value="32772">
            <text:p>32772</text:p>
          </table:table-cell>
          <table:table-cell office:value-type="float" office:value="32131">
            <text:p>32131</text:p>
          </table:table-cell>
          <table:table-cell office:value-type="float" office:value="32473">
            <text:p>32473</text:p>
          </table:table-cell>
          <table:table-cell table:formula="of:=([.B25]+[.B26]+[.B27]+[.B28])/4" office:value-type="float" office:value="113563227">
            <text:p>113563227</text:p>
          </table:table-cell>
          <table:table-cell table:formula="of:=([.C25]+[.C26]+[.C27]+[.C28])/4" office:value-type="float" office:value="124572049.5">
            <text:p>124572049,5</text:p>
          </table:table-cell>
          <table:table-cell table:formula="of:=([.D25]+[.D26]+[.D27]+[.D28])/4" office:value-type="float" office:value="3264092">
            <text:p>3264092</text:p>
          </table:table-cell>
          <table:table-cell table:formula="of:=([.E25]+[.E26]+[.E27]+[.E28])/4" office:value-type="float" office:value="120481359.25">
            <text:p>120481359,25</text:p>
          </table:table-cell>
          <table:table-cell table:formula="of:=([.F25]+[.F26]+[.F27]+[.F28])/4" office:value-type="float" office:value="107872192.5">
            <text:p>107872192,5</text:p>
          </table:table-cell>
          <table:table-cell table:formula="of:=([.G25]+[.G26]+[.G27]+[.G28])/4" office:value-type="float" office:value="3026043">
            <text:p>3026043</text:p>
          </table:table-cell>
          <table:table-cell table:formula="of:=([.H25]+[.H26]+[.H27]+[.H28])/4" office:value-type="float" office:value="3032324.75">
            <text:p>3032324,75</text:p>
          </table:table-cell>
          <table:table-cell table:formula="of:=([.I25]+[.I26]+[.I27]+[.I28])/4" office:value-type="float" office:value="3038604.75">
            <text:p>3038604,75</text:p>
          </table:table-cell>
          <table:table-cell table:formula="of:=LOG([.J11];2)" office:value-type="float" office:value="26.7589205093178">
            <text:p>26,7589205093</text:p>
          </table:table-cell>
          <table:table-cell table:formula="of:=LOG([.K11];2)" office:value-type="float" office:value="26.8924051631655">
            <text:p>26,8924051632</text:p>
          </table:table-cell>
          <table:table-cell table:formula="of:=LOG([.L11];2)" office:value-type="float" office:value="21.638250290259">
            <text:p>21,6382502903</text:p>
          </table:table-cell>
          <table:table-cell table:formula="of:=LOG([.M11];2)" office:value-type="float" office:value="26.8442347105508">
            <text:p>26,8442347106</text:p>
          </table:table-cell>
          <table:table-cell table:formula="of:=LOG([.N11];2)" office:value-type="float" office:value="26.6847477711656">
            <text:p>26,6847477712</text:p>
          </table:table-cell>
          <table:table-cell table:formula="of:=LOG([.O11];2)" office:value-type="float" office:value="21.5290010576871">
            <text:p>21,5290010577</text:p>
          </table:table-cell>
          <table:table-cell table:formula="of:=LOG([.P11];2)" office:value-type="float" office:value="21.5319928380461">
            <text:p>21,531992838</text:p>
          </table:table-cell>
          <table:table-cell table:formula="of:=LOG([.Q11];2)" office:value-type="float" office:value="21.5349775961753">
            <text:p>21,534977596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4810">
            <text:p>404810</text:p>
          </table:table-cell>
          <table:table-cell office:value-type="float" office:value="194069">
            <text:p>194069</text:p>
          </table:table-cell>
          <table:table-cell office:value-type="float" office:value="19228">
            <text:p>19228</text:p>
          </table:table-cell>
          <table:table-cell office:value-type="float" office:value="174404">
            <text:p>174404</text:p>
          </table:table-cell>
          <table:table-cell table:style-name="ce1" office:value-type="float" office:value="411393">
            <text:p>411393</text:p>
          </table:table-cell>
          <table:table-cell office:value-type="float" office:value="49045">
            <text:p>49045</text:p>
          </table:table-cell>
          <table:table-cell office:value-type="float" office:value="50552">
            <text:p>50552</text:p>
          </table:table-cell>
          <table:table-cell office:value-type="float" office:value="49036">
            <text:p>49036</text:p>
          </table:table-cell>
          <table:table-cell table:formula="of:=([.B29]+[.B30])/2" office:value-type="float" office:value="874729751.5">
            <text:p>874729751,5</text:p>
          </table:table-cell>
          <table:table-cell table:formula="of:=([.C29]+[.C30])/2" office:value-type="float" office:value="895128057.5">
            <text:p>895128057,5</text:p>
          </table:table-cell>
          <table:table-cell table:formula="of:=([.D29]+[.D30])/2" office:value-type="float" office:value="3520329.5">
            <text:p>3520329,5</text:p>
          </table:table-cell>
          <table:table-cell table:formula="of:=([.E29]+[.E30])/2" office:value-type="float" office:value="878714107">
            <text:p>878714107</text:p>
          </table:table-cell>
          <table:table-cell table:formula="of:=([.F29]+[.F30])/2" office:value-type="float" office:value="762721708.5">
            <text:p>762721708,5</text:p>
          </table:table-cell>
          <table:table-cell table:formula="of:=([.G29]+[.G30])/2" office:value-type="float" office:value="3296911.5">
            <text:p>3296911,5</text:p>
          </table:table-cell>
          <table:table-cell table:formula="of:=([.H29]+[.H30])/2" office:value-type="float" office:value="3348619.5">
            <text:p>3348619,5</text:p>
          </table:table-cell>
          <table:table-cell table:formula="of:=([.I29]+[.I30])/2" office:value-type="float" office:value="3261145">
            <text:p>3261145</text:p>
          </table:table-cell>
          <table:table-cell table:formula="of:=LOG([.J12];2)" office:value-type="float" office:value="29.704262123024">
            <text:p>29,704262123</text:p>
          </table:table-cell>
          <table:table-cell table:formula="of:=LOG([.K12];2)" office:value-type="float" office:value="29.7375188489669">
            <text:p>29,737518849</text:p>
          </table:table-cell>
          <table:table-cell table:formula="of:=LOG([.L12];2)" office:value-type="float" office:value="21.7472790395982">
            <text:p>21,7472790396</text:p>
          </table:table-cell>
          <table:table-cell table:formula="of:=LOG([.M12];2)" office:value-type="float" office:value="29.7108186144526">
            <text:p>29,7108186145</text:p>
          </table:table-cell>
          <table:table-cell table:formula="of:=LOG([.N12];2)" office:value-type="float" office:value="29.506581521266">
            <text:p>29,5065815213</text:p>
          </table:table-cell>
          <table:table-cell table:formula="of:=LOG([.O12];2)" office:value-type="float" office:value="21.6526837301497">
            <text:p>21,6526837301</text:p>
          </table:table-cell>
          <table:table-cell table:formula="of:=LOG([.P12];2)" office:value-type="float" office:value="21.6751350228099">
            <text:p>21,6751350228</text:p>
          </table:table-cell>
          <table:table-cell table:formula="of:=LOG([.Q12];2)" office:value-type="float" office:value="21.6369471582579">
            <text:p>21,636947158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5643">
            <text:p>185643</text:p>
          </table:table-cell>
          <table:table-cell office:value-type="float" office:value="200834">
            <text:p>200834</text:p>
          </table:table-cell>
          <table:table-cell office:value-type="float" office:value="31912">
            <text:p>31912</text:p>
          </table:table-cell>
          <table:table-cell office:value-type="float" office:value="186092">
            <text:p>186092</text:p>
          </table:table-cell>
          <table:table-cell table:style-name="ce1" office:value-type="float" office:value="177015">
            <text:p>177015</text:p>
          </table:table-cell>
          <table:table-cell office:value-type="float" office:value="81505">
            <text:p>81505</text:p>
          </table:table-cell>
          <table:table-cell office:value-type="float" office:value="83805">
            <text:p>83805</text:p>
          </table:table-cell>
          <table:table-cell office:value-type="float" office:value="81548">
            <text:p>81548</text:p>
          </table:table-cell>
          <table:table-cell table:number-columns-repeated="1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4833">
            <text:p>224833</text:p>
          </table:table-cell>
          <table:table-cell office:value-type="float" office:value="197738">
            <text:p>197738</text:p>
          </table:table-cell>
          <table:table-cell office:value-type="float" office:value="29976">
            <text:p>29976</text:p>
          </table:table-cell>
          <table:table-cell office:value-type="float" office:value="178409">
            <text:p>178409</text:p>
          </table:table-cell>
          <table:table-cell table:style-name="ce1" office:value-type="float" office:value="190774">
            <text:p>190774</text:p>
          </table:table-cell>
          <table:table-cell office:value-type="float" office:value="75941">
            <text:p>75941</text:p>
          </table:table-cell>
          <table:table-cell office:value-type="float" office:value="75713">
            <text:p>75713</text:p>
          </table:table-cell>
          <table:table-cell office:value-type="float" office:value="75770">
            <text:p>75770</text:p>
          </table:table-cell>
          <table:table-cell table:number-columns-repeated="1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74412">
            <text:p>274412</text:p>
          </table:table-cell>
          <table:table-cell office:value-type="float" office:value="212399">
            <text:p>212399</text:p>
          </table:table-cell>
          <table:table-cell office:value-type="float" office:value="23291">
            <text:p>23291</text:p>
          </table:table-cell>
          <table:table-cell office:value-type="float" office:value="184785">
            <text:p>184785</text:p>
          </table:table-cell>
          <table:table-cell table:style-name="ce1" office:value-type="float" office:value="225618">
            <text:p>225618</text:p>
          </table:table-cell>
          <table:table-cell office:value-type="float" office:value="58915">
            <text:p>58915</text:p>
          </table:table-cell>
          <table:table-cell office:value-type="float" office:value="57606">
            <text:p>57606</text:p>
          </table:table-cell>
          <table:table-cell office:value-type="float" office:value="54885">
            <text:p>54885</text:p>
          </table:table-cell>
          <table:table-cell table:number-columns-repeated="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294870">
            <text:p>1294870</text:p>
          </table:table-cell>
          <table:table-cell office:value-type="float" office:value="1163131">
            <text:p>1163131</text:p>
          </table:table-cell>
          <table:table-cell office:value-type="float" office:value="80909">
            <text:p>80909</text:p>
          </table:table-cell>
          <table:table-cell office:value-type="float" office:value="1033776">
            <text:p>1033776</text:p>
          </table:table-cell>
          <table:table-cell table:style-name="ce1" office:value-type="float" office:value="1104563">
            <text:p>1104563</text:p>
          </table:table-cell>
          <table:table-cell office:value-type="float" office:value="205666">
            <text:p>205666</text:p>
          </table:table-cell>
          <table:table-cell office:value-type="float" office:value="206142">
            <text:p>206142</text:p>
          </table:table-cell>
          <table:table-cell office:value-type="float" office:value="206492">
            <text:p>206492</text:p>
          </table:table-cell>
          <table:table-cell table:number-columns-repeated="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24949">
            <text:p>924949</text:p>
          </table:table-cell>
          <table:table-cell office:value-type="float" office:value="1014067">
            <text:p>1014067</text:p>
          </table:table-cell>
          <table:table-cell office:value-type="float" office:value="63463">
            <text:p>63463</text:p>
          </table:table-cell>
          <table:table-cell office:value-type="float" office:value="874760">
            <text:p>874760</text:p>
          </table:table-cell>
          <table:table-cell table:style-name="ce1" office:value-type="float" office:value="848441">
            <text:p>848441</text:p>
          </table:table-cell>
          <table:table-cell office:value-type="float" office:value="162210">
            <text:p>162210</text:p>
          </table:table-cell>
          <table:table-cell office:value-type="float" office:value="159337">
            <text:p>159337</text:p>
          </table:table-cell>
          <table:table-cell office:value-type="float" office:value="159797">
            <text:p>159797</text:p>
          </table:table-cell>
          <table:table-cell table:number-columns-repeated="1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802504">
            <text:p>4802504</text:p>
          </table:table-cell>
          <table:table-cell office:value-type="float" office:value="5447764">
            <text:p>5447764</text:p>
          </table:table-cell>
          <table:table-cell office:value-type="float" office:value="96602">
            <text:p>96602</text:p>
          </table:table-cell>
          <table:table-cell office:value-type="float" office:value="4848609">
            <text:p>4848609</text:p>
          </table:table-cell>
          <table:table-cell table:style-name="ce1" office:value-type="float" office:value="4797310">
            <text:p>4797310</text:p>
          </table:table-cell>
          <table:table-cell office:value-type="float" office:value="236476">
            <text:p>236476</text:p>
          </table:table-cell>
          <table:table-cell office:value-type="float" office:value="238579">
            <text:p>238579</text:p>
          </table:table-cell>
          <table:table-cell office:value-type="float" office:value="243185">
            <text:p>243185</text:p>
          </table:table-cell>
          <table:table-cell table:number-columns-repeated="1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08891">
            <text:p>3208891</text:p>
          </table:table-cell>
          <table:table-cell office:value-type="float" office:value="3694008">
            <text:p>3694008</text:p>
          </table:table-cell>
          <table:table-cell office:value-type="float" office:value="179516">
            <text:p>179516</text:p>
          </table:table-cell>
          <table:table-cell office:value-type="float" office:value="3316005">
            <text:p>3316005</text:p>
          </table:table-cell>
          <table:table-cell table:style-name="ce1" office:value-type="float" office:value="3272699">
            <text:p>3272699</text:p>
          </table:table-cell>
          <table:table-cell office:value-type="float" office:value="166335">
            <text:p>166335</text:p>
          </table:table-cell>
          <table:table-cell office:value-type="float" office:value="164788">
            <text:p>164788</text:p>
          </table:table-cell>
          <table:table-cell office:value-type="float" office:value="164408">
            <text:p>164408</text:p>
          </table:table-cell>
          <table:table-cell table:number-columns-repeated="1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767993">
            <text:p>2767993</text:p>
          </table:table-cell>
          <table:table-cell office:value-type="float" office:value="3101181">
            <text:p>3101181</text:p>
          </table:table-cell>
          <table:table-cell office:value-type="float" office:value="279949">
            <text:p>279949</text:p>
          </table:table-cell>
          <table:table-cell office:value-type="float" office:value="2779968">
            <text:p>2779968</text:p>
          </table:table-cell>
          <table:table-cell table:style-name="ce1" office:value-type="float" office:value="2714701">
            <text:p>2714701</text:p>
          </table:table-cell>
          <table:table-cell office:value-type="float" office:value="274554">
            <text:p>274554</text:p>
          </table:table-cell>
          <table:table-cell office:value-type="float" office:value="250985">
            <text:p>250985</text:p>
          </table:table-cell>
          <table:table-cell office:value-type="float" office:value="308901">
            <text:p>308901</text:p>
          </table:table-cell>
          <table:table-cell table:number-columns-repeated="1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081076">
            <text:p>4081076</text:p>
          </table:table-cell>
          <table:table-cell office:value-type="float" office:value="4695811">
            <text:p>4695811</text:p>
          </table:table-cell>
          <table:table-cell office:value-type="float" office:value="413040">
            <text:p>413040</text:p>
          </table:table-cell>
          <table:table-cell office:value-type="float" office:value="4132106">
            <text:p>4132106</text:p>
          </table:table-cell>
          <table:table-cell table:style-name="ce1" office:value-type="float" office:value="3991510">
            <text:p>3991510</text:p>
          </table:table-cell>
          <table:table-cell office:value-type="float" office:value="446915">
            <text:p>446915</text:p>
          </table:table-cell>
          <table:table-cell office:value-type="float" office:value="378366">
            <text:p>378366</text:p>
          </table:table-cell>
          <table:table-cell office:value-type="float" office:value="461081">
            <text:p>461081</text:p>
          </table:table-cell>
          <table:table-cell table:number-columns-repeated="1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555209">
            <text:p>19555209</text:p>
          </table:table-cell>
          <table:table-cell office:value-type="float" office:value="22834509">
            <text:p>22834509</text:p>
          </table:table-cell>
          <table:table-cell office:value-type="float" office:value="646373">
            <text:p>646373</text:p>
          </table:table-cell>
          <table:table-cell office:value-type="float" office:value="20383839">
            <text:p>20383839</text:p>
          </table:table-cell>
          <table:table-cell table:style-name="ce1" office:value-type="float" office:value="20178172">
            <text:p>20178172</text:p>
          </table:table-cell>
          <table:table-cell office:value-type="float" office:value="590700">
            <text:p>590700</text:p>
          </table:table-cell>
          <table:table-cell office:value-type="float" office:value="590897">
            <text:p>590897</text:p>
          </table:table-cell>
          <table:table-cell office:value-type="float" office:value="595737">
            <text:p>595737</text:p>
          </table:table-cell>
          <table:table-cell table:number-columns-repeated="1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138208">
            <text:p>11138208</text:p>
          </table:table-cell>
          <table:table-cell office:value-type="float" office:value="12722827">
            <text:p>12722827</text:p>
          </table:table-cell>
          <table:table-cell office:value-type="float" office:value="943720">
            <text:p>943720</text:p>
          </table:table-cell>
          <table:table-cell office:value-type="float" office:value="11384555">
            <text:p>11384555</text:p>
          </table:table-cell>
          <table:table-cell table:style-name="ce1" office:value-type="float" office:value="11170957">
            <text:p>11170957</text:p>
          </table:table-cell>
          <table:table-cell office:value-type="float" office:value="910459">
            <text:p>910459</text:p>
          </table:table-cell>
          <table:table-cell office:value-type="float" office:value="860767">
            <text:p>860767</text:p>
          </table:table-cell>
          <table:table-cell office:value-type="float" office:value="865932">
            <text:p>865932</text:p>
          </table:table-cell>
          <table:table-cell table:number-columns-repeated="1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7776237">
            <text:p>27776237</text:p>
          </table:table-cell>
          <table:table-cell office:value-type="float" office:value="32646720">
            <text:p>32646720</text:p>
          </table:table-cell>
          <table:table-cell office:value-type="float" office:value="469704">
            <text:p>469704</text:p>
          </table:table-cell>
          <table:table-cell office:value-type="float" office:value="28761782">
            <text:p>28761782</text:p>
          </table:table-cell>
          <table:table-cell table:style-name="ce1" office:value-type="float" office:value="27107870">
            <text:p>27107870</text:p>
          </table:table-cell>
          <table:table-cell office:value-type="float" office:value="434283">
            <text:p>434283</text:p>
          </table:table-cell>
          <table:table-cell office:value-type="float" office:value="435799">
            <text:p>435799</text:p>
          </table:table-cell>
          <table:table-cell office:value-type="float" office:value="493845">
            <text:p>493845</text:p>
          </table:table-cell>
          <table:table-cell table:number-columns-repeated="1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2632276">
            <text:p>112632276</text:p>
          </table:table-cell>
          <table:table-cell office:value-type="float" office:value="131276371">
            <text:p>131276371</text:p>
          </table:table-cell>
          <table:table-cell office:value-type="float" office:value="9622336">
            <text:p>9622336</text:p>
          </table:table-cell>
          <table:table-cell office:value-type="float" office:value="126134172">
            <text:p>126134172</text:p>
          </table:table-cell>
          <table:table-cell table:style-name="ce1" office:value-type="float" office:value="116232808">
            <text:p>116232808</text:p>
          </table:table-cell>
          <table:table-cell office:value-type="float" office:value="8780184">
            <text:p>8780184</text:p>
          </table:table-cell>
          <table:table-cell office:value-type="float" office:value="8868142">
            <text:p>8868142</text:p>
          </table:table-cell>
          <table:table-cell office:value-type="float" office:value="8868081">
            <text:p>8868081</text:p>
          </table:table-cell>
          <table:table-cell table:number-columns-repeated="1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191756">
            <text:p>81191756</text:p>
          </table:table-cell>
          <table:table-cell office:value-type="float" office:value="89008247">
            <text:p>89008247</text:p>
          </table:table-cell>
          <table:table-cell office:value-type="float" office:value="2287443">
            <text:p>2287443</text:p>
          </table:table-cell>
          <table:table-cell office:value-type="float" office:value="84891627">
            <text:p>84891627</text:p>
          </table:table-cell>
          <table:table-cell table:style-name="ce1" office:value-type="float" office:value="79579668">
            <text:p>79579668</text:p>
          </table:table-cell>
          <table:table-cell office:value-type="float" office:value="2268990">
            <text:p>2268990</text:p>
          </table:table-cell>
          <table:table-cell office:value-type="float" office:value="2225508">
            <text:p>2225508</text:p>
          </table:table-cell>
          <table:table-cell office:value-type="float" office:value="2243669">
            <text:p>2243669</text:p>
          </table:table-cell>
          <table:table-cell table:number-columns-repeated="1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3129985">
            <text:p>73129985</text:p>
          </table:table-cell>
          <table:table-cell office:value-type="float" office:value="77429085">
            <text:p>77429085</text:p>
          </table:table-cell>
          <table:table-cell office:value-type="float" office:value="774283">
            <text:p>774283</text:p>
          </table:table-cell>
          <table:table-cell office:value-type="float" office:value="77554289">
            <text:p>77554289</text:p>
          </table:table-cell>
          <table:table-cell table:style-name="ce1" office:value-type="float" office:value="68818560">
            <text:p>68818560</text:p>
          </table:table-cell>
          <table:table-cell office:value-type="float" office:value="708125">
            <text:p>708125</text:p>
          </table:table-cell>
          <table:table-cell office:value-type="float" office:value="697642">
            <text:p>697642</text:p>
          </table:table-cell>
          <table:table-cell office:value-type="float" office:value="702687">
            <text:p>702687</text:p>
          </table:table-cell>
          <table:table-cell table:number-columns-repeated="1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7298891">
            <text:p>187298891</text:p>
          </table:table-cell>
          <table:table-cell office:value-type="float" office:value="200574495">
            <text:p>200574495</text:p>
          </table:table-cell>
          <table:table-cell office:value-type="float" office:value="372306">
            <text:p>372306</text:p>
          </table:table-cell>
          <table:table-cell office:value-type="float" office:value="193345349">
            <text:p>193345349</text:p>
          </table:table-cell>
          <table:table-cell table:style-name="ce1" office:value-type="float" office:value="166857734">
            <text:p>166857734</text:p>
          </table:table-cell>
          <table:table-cell office:value-type="float" office:value="346873">
            <text:p>346873</text:p>
          </table:table-cell>
          <table:table-cell office:value-type="float" office:value="338007">
            <text:p>338007</text:p>
          </table:table-cell>
          <table:table-cell office:value-type="float" office:value="339982">
            <text:p>339982</text:p>
          </table:table-cell>
          <table:table-cell table:number-columns-repeated="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80956176">
            <text:p>880956176</text:p>
          </table:table-cell>
          <table:table-cell office:value-type="float" office:value="899819038">
            <text:p>899819038</text:p>
          </table:table-cell>
          <table:table-cell office:value-type="float" office:value="3993296">
            <text:p>3993296</text:p>
          </table:table-cell>
          <table:table-cell office:value-type="float" office:value="916026557">
            <text:p>916026557</text:p>
          </table:table-cell>
          <table:table-cell table:style-name="ce1" office:value-type="float" office:value="794090684">
            <text:p>794090684</text:p>
          </table:table-cell>
          <table:table-cell office:value-type="float" office:value="3673359">
            <text:p>3673359</text:p>
          </table:table-cell>
          <table:table-cell office:value-type="float" office:value="3806697">
            <text:p>3806697</text:p>
          </table:table-cell>
          <table:table-cell office:value-type="float" office:value="3660724">
            <text:p>3660724</text:p>
          </table:table-cell>
          <table:table-cell table:number-columns-repeated="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68503327">
            <text:p>868503327</text:p>
          </table:table-cell>
          <table:table-cell office:value-type="float" office:value="890437077">
            <text:p>890437077</text:p>
          </table:table-cell>
          <table:table-cell office:value-type="float" office:value="3047363">
            <text:p>3047363</text:p>
          </table:table-cell>
          <table:table-cell office:value-type="float" office:value="841401657">
            <text:p>841401657</text:p>
          </table:table-cell>
          <table:table-cell table:style-name="ce1" office:value-type="float" office:value="731352733">
            <text:p>731352733</text:p>
          </table:table-cell>
          <table:table-cell office:value-type="float" office:value="2920464">
            <text:p>2920464</text:p>
          </table:table-cell>
          <table:table-cell office:value-type="float" office:value="2890542">
            <text:p>2890542</text:p>
          </table:table-cell>
          <table:table-cell office:value-type="float" office:value="2861566">
            <text:p>2861566</text:p>
          </table:table-cell>
          <table:table-cell table:number-columns-repeated="16"/>
        </table:table-row>
        <table:table-row table:style-name="ro1" table:number-rows-repeated="1048545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1T16:31:19</dc:date>
    <dc:creator>Axel Straminsky</dc:creator>
    <meta:generator>LibreOffice/3.5$Linux_X86_64 LibreOffice_project/350m1$Build-2</meta:generator>
    <meta:editing-duration>PT6M6S</meta:editing-duration>
    <meta:editing-cycles>3</meta:editing-cycles>
    <meta:document-statistic meta:table-count="1" meta:cell-count="4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ffff99" draw:fill-color="#ffff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ff00ff" draw:fill-color="#ff00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25cm" svg:y="0.316cm" chart:style-name="ch2">
          <text:p>Comparación de las podas para n*m colores</text:p>
        </chart:title>
        <chart:subtitle svg:x="6.223cm" svg:y="1.275cm" chart:style-name="ch3">
          <text:p>(escala logarítmica)</text:p>
        </chart:subtitle>
        <chart:legend chart:legend-position="end" svg:x="12.592cm" svg:y="2.458cm" style:legend-expansion="high" chart:style-name="ch4"/>
        <chart:plot-area chart:style-name="ch5" table:cell-range-address="Hoja1.R1:Hoja1.Y12" chart:data-source-has-labels="row" svg:x="1.331cm" svg:y="2.318cm" svg:width="10.621cm" svg:height="5.521cm">
          <chartooo:coordinate-region svg:x="1.952cm" svg:y="2.518cm" svg:width="9.813cm" svg:height="4.674cm"/>
          <chart:axis chart:dimension="x" chart:name="primary-x" chart:style-name="ch6">
            <chart:title svg:x="5.406cm" svg:y="8.019cm" chart:style-name="ch7">
              <text:p>Dimension(n*m)</text:p>
            </chart:title>
          </chart:axis>
          <chart:axis chart:dimension="y" chart:name="primary-y" chart:style-name="ch6">
            <chart:title svg:x="0.451cm" svg:y="5.955cm" chart:style-name="ch8">
              <text:p>Tiempo(ns)</text:p>
            </chart:title>
            <chart:grid chart:style-name="ch9" chart:class="major"/>
          </chart:axis>
          <chart:series chart:style-name="ch10" chart:values-cell-range-address="Hoja1.R2:Hoja1.R12" chart:label-cell-address="Hoja1.R1:Hoja1.R1" chart:class="chart:line">
            <chart:data-point chart:repeated="11"/>
          </chart:series>
          <chart:series chart:style-name="ch11" chart:values-cell-range-address="Hoja1.S2:Hoja1.S12" chart:label-cell-address="Hoja1.S1:Hoja1.S1" chart:class="chart:line">
            <chart:data-point chart:repeated="11"/>
          </chart:series>
          <chart:series chart:style-name="ch12" chart:values-cell-range-address="Hoja1.T2:Hoja1.T12" chart:label-cell-address="Hoja1.T1:Hoja1.T1" chart:class="chart:line">
            <chart:data-point chart:repeated="11"/>
          </chart:series>
          <chart:series chart:style-name="ch13" chart:values-cell-range-address="Hoja1.U2:Hoja1.U12" chart:label-cell-address="Hoja1.U1:Hoja1.U1" chart:class="chart:line">
            <chart:data-point chart:repeated="11"/>
          </chart:series>
          <chart:series chart:style-name="ch14" chart:values-cell-range-address="Hoja1.V2:Hoja1.V12" chart:label-cell-address="Hoja1.V1:Hoja1.V1" chart:class="chart:line">
            <chart:data-point chart:repeated="11"/>
          </chart:series>
          <chart:series chart:style-name="ch15" chart:values-cell-range-address="Hoja1.W2:Hoja1.W12" chart:label-cell-address="Hoja1.W1:Hoja1.W1" chart:class="chart:line">
            <chart:data-point chart:repeated="11"/>
          </chart:series>
          <chart:series chart:style-name="ch16" chart:values-cell-range-address="Hoja1.X2:Hoja1.X12" chart:label-cell-address="Hoja1.X1:Hoja1.X1" chart:class="chart:line">
            <chart:data-point chart:repeated="11"/>
          </chart:series>
          <chart:series chart:style-name="ch17" chart:values-cell-range-address="Hoja1.Y2:Hoja1.Y12" chart:label-cell-address="Hoja1.Y1:Hoja1.Y1" chart:class="chart:line">
            <chart:data-point chart:repeated="1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Podas</text:p>
                <draw:g>
                  <svg:desc>Hoja1.R1:Hoja1.R1</svg:desc>
                </draw:g>
              </table:table-cell>
              <table:table-cell office:value-type="string">
                <text:p>Poda 3</text:p>
                <draw:g>
                  <svg:desc>Hoja1.S1:Hoja1.S1</svg:desc>
                </draw:g>
              </table:table-cell>
              <table:table-cell office:value-type="string">
                <text:p>Poda 2</text:p>
                <draw:g>
                  <svg:desc>Hoja1.T1:Hoja1.T1</svg:desc>
                </draw:g>
              </table:table-cell>
              <table:table-cell office:value-type="string">
                <text:p>Poda 1</text:p>
                <draw:g>
                  <svg:desc>Hoja1.U1:Hoja1.U1</svg:desc>
                </draw:g>
              </table:table-cell>
              <table:table-cell office:value-type="string">
                <text:p>Poda 1 y 3</text:p>
                <draw:g>
                  <svg:desc>Hoja1.V1:Hoja1.V1</svg:desc>
                </draw:g>
              </table:table-cell>
              <table:table-cell office:value-type="string">
                <text:p>Poda 1 y 2</text:p>
                <draw:g>
                  <svg:desc>Hoja1.W1:Hoja1.W1</svg:desc>
                </draw:g>
              </table:table-cell>
              <table:table-cell office:value-type="string">
                <text:p>Poda 1, 2 y 3</text:p>
                <draw:g>
                  <svg:desc>Hoja1.X1:Hoja1.X1</svg:desc>
                </draw:g>
              </table:table-cell>
              <table:table-cell office:value-type="string">
                <text:p>Poda 2 y 3</text:p>
                <draw:g>
                  <svg:desc>Hoja1.Y1:Hoja1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72451385311995">
                <text:p>9.72451385311995</text:p>
                <draw:g>
                  <svg:desc>Hoja1.R2:Hoja1.R12</svg:desc>
                </draw:g>
              </table:table-cell>
              <table:table-cell office:value-type="float" office:value="8.45532722030456">
                <text:p>8.45532722030456</text:p>
                <draw:g>
                  <svg:desc>Hoja1.S2:Hoja1.S12</svg:desc>
                </draw:g>
              </table:table-cell>
              <table:table-cell office:value-type="float" office:value="8.4594316186373">
                <text:p>8.4594316186373</text:p>
                <draw:g>
                  <svg:desc>Hoja1.T2:Hoja1.T12</svg:desc>
                </draw:g>
              </table:table-cell>
              <table:table-cell office:value-type="float" office:value="8.48784003382305">
                <text:p>8.48784003382305</text:p>
                <draw:g>
                  <svg:desc>Hoja1.U2:Hoja1.U12</svg:desc>
                </draw:g>
              </table:table-cell>
              <table:table-cell office:value-type="float" office:value="9.7262181593322">
                <text:p>9.7262181593322</text:p>
                <draw:g>
                  <svg:desc>Hoja1.V2:Hoja1.V12</svg:desc>
                </draw:g>
              </table:table-cell>
              <table:table-cell office:value-type="float" office:value="9.76818432477693">
                <text:p>9.76818432477693</text:p>
                <draw:g>
                  <svg:desc>Hoja1.W2:Hoja1.W12</svg:desc>
                </draw:g>
              </table:table-cell>
              <table:table-cell office:value-type="float" office:value="9.7431513941125">
                <text:p>9.7431513941125</text:p>
                <draw:g>
                  <svg:desc>Hoja1.X2:Hoja1.X12</svg:desc>
                </draw:g>
              </table:table-cell>
              <table:table-cell office:value-type="float" office:value="9.74651432113846">
                <text:p>9.74651432113846</text:p>
                <draw:g>
                  <svg:desc>Hoja1.Y2:Hoja1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12153351734">
                <text:p>11.12153351734</text:p>
              </table:table-cell>
              <table:table-cell office:value-type="float" office:value="9.82495874052852">
                <text:p>9.82495874052852</text:p>
              </table:table-cell>
              <table:table-cell office:value-type="float" office:value="9.30149619498255">
                <text:p>9.30149619498255</text:p>
              </table:table-cell>
              <table:table-cell office:value-type="float" office:value="9.87881728461423">
                <text:p>9.87881728461423</text:p>
              </table:table-cell>
              <table:table-cell office:value-type="float" office:value="11.1166688559671">
                <text:p>11.1166688559671</text:p>
              </table:table-cell>
              <table:table-cell office:value-type="float" office:value="10.6293566200796">
                <text:p>10.6293566200796</text:p>
              </table:table-cell>
              <table:table-cell office:value-type="float" office:value="10.590587049915">
                <text:p>10.590587049915</text:p>
              </table:table-cell>
              <table:table-cell office:value-type="float" office:value="10.6031626795344">
                <text:p>10.60316267953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3419357268866">
                <text:p>13.3419357268866</text:p>
              </table:table-cell>
              <table:table-cell office:value-type="float" office:value="12.0272148851598">
                <text:p>12.0272148851598</text:p>
              </table:table-cell>
              <table:table-cell office:value-type="float" office:value="11.0801513096141">
                <text:p>11.0801513096141</text:p>
              </table:table-cell>
              <table:table-cell office:value-type="float" office:value="11.914571997649">
                <text:p>11.914571997649</text:p>
              </table:table-cell>
              <table:table-cell office:value-type="float" office:value="13.3246728020054">
                <text:p>13.3246728020054</text:p>
              </table:table-cell>
              <table:table-cell office:value-type="float" office:value="12.4048754550152">
                <text:p>12.4048754550152</text:p>
              </table:table-cell>
              <table:table-cell office:value-type="float" office:value="12.3770749323772">
                <text:p>12.3770749323772</text:p>
              </table:table-cell>
              <table:table-cell office:value-type="float" office:value="12.4288835520102">
                <text:p>12.4288835520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7737917068981">
                <text:p>14.7737917068981</text:p>
              </table:table-cell>
              <table:table-cell office:value-type="float" office:value="13.4789802288163">
                <text:p>13.4789802288163</text:p>
              </table:table-cell>
              <table:table-cell office:value-type="float" office:value="12.047351161865">
                <text:p>12.047351161865</text:p>
              </table:table-cell>
              <table:table-cell office:value-type="float" office:value="13.3545248894494">
                <text:p>13.3545248894494</text:p>
              </table:table-cell>
              <table:table-cell office:value-type="float" office:value="14.7818378002706">
                <text:p>14.7818378002706</text:p>
              </table:table-cell>
              <table:table-cell office:value-type="float" office:value="13.2996850212155">
                <text:p>13.2996850212155</text:p>
              </table:table-cell>
              <table:table-cell office:value-type="float" office:value="13.3466522341057">
                <text:p>13.3466522341057</text:p>
              </table:table-cell>
              <table:table-cell office:value-type="float" office:value="13.2879528086877">
                <text:p>13.2879528086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9072016901457">
                <text:p>16.9072016901457</text:p>
              </table:table-cell>
              <table:table-cell office:value-type="float" office:value="15.6390014771483">
                <text:p>15.6390014771483</text:p>
              </table:table-cell>
              <table:table-cell office:value-type="float" office:value="13.2206050536509">
                <text:p>13.2206050536509</text:p>
              </table:table-cell>
              <table:table-cell office:value-type="float" office:value="15.4817836678663">
                <text:p>15.4817836678663</text:p>
              </table:table-cell>
              <table:table-cell office:value-type="float" office:value="16.9315281732975">
                <text:p>16.9315281732975</text:p>
              </table:table-cell>
              <table:table-cell office:value-type="float" office:value="14.5698556083309">
                <text:p>14.5698556083309</text:p>
              </table:table-cell>
              <table:table-cell office:value-type="float" office:value="14.541641154154">
                <text:p>14.541641154154</text:p>
              </table:table-cell>
              <table:table-cell office:value-type="float" office:value="14.5544089832048">
                <text:p>14.5544089832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554969297657">
                <text:p>18.0554969297657</text:p>
              </table:table-cell>
              <table:table-cell office:value-type="float" office:value="17.6187009425932">
                <text:p>17.6187009425932</text:p>
              </table:table-cell>
              <table:table-cell office:value-type="float" office:value="14.6718589155279">
                <text:p>14.6718589155279</text:p>
              </table:table-cell>
              <table:table-cell office:value-type="float" office:value="17.4650123109194">
                <text:p>17.4650123109194</text:p>
              </table:table-cell>
              <table:table-cell office:value-type="float" office:value="17.9384769386664">
                <text:p>17.9384769386664</text:p>
              </table:table-cell>
              <table:table-cell office:value-type="float" office:value="16.0178414603386">
                <text:p>16.0178414603386</text:p>
              </table:table-cell>
              <table:table-cell office:value-type="float" office:value="16.0301282662613">
                <text:p>16.0301282662613</text:p>
              </table:table-cell>
              <table:table-cell office:value-type="float" office:value="15.9950107652971">
                <text:p>15.9950107652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082010615968">
                <text:p>20.082010615968</text:p>
              </table:table-cell>
              <table:table-cell office:value-type="float" office:value="20.0540411852236">
                <text:p>20.0540411852236</text:p>
              </table:table-cell>
              <table:table-cell office:value-type="float" office:value="16.1394314425753">
                <text:p>16.1394314425753</text:p>
              </table:table-cell>
              <table:table-cell office:value-type="float" office:value="19.8640349691507">
                <text:p>19.8640349691507</text:p>
              </table:table-cell>
              <table:table-cell office:value-type="float" office:value="19.8972634733744">
                <text:p>19.8972634733744</text:p>
              </table:table-cell>
              <table:table-cell office:value-type="float" office:value="17.4888600332962">
                <text:p>17.4888600332962</text:p>
              </table:table-cell>
              <table:table-cell office:value-type="float" office:value="17.47942898741">
                <text:p>17.47942898741</text:p>
              </table:table-cell>
              <table:table-cell office:value-type="float" office:value="17.4826228506574">
                <text:p>17.48262285065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8249758271976">
                <text:p>21.8249758271976</text:p>
              </table:table-cell>
              <table:table-cell office:value-type="float" office:value="22.0138252711056">
                <text:p>22.0138252711056</text:p>
              </table:table-cell>
              <table:table-cell office:value-type="float" office:value="17.886296438165">
                <text:p>17.886296438165</text:p>
              </table:table-cell>
              <table:table-cell office:value-type="float" office:value="21.8458162008574">
                <text:p>21.8458162008574</text:p>
              </table:table-cell>
              <table:table-cell office:value-type="float" office:value="21.8167739157844">
                <text:p>21.8167739157844</text:p>
              </table:table-cell>
              <table:table-cell office:value-type="float" office:value="18.1005699503502">
                <text:p>18.1005699503502</text:p>
              </table:table-cell>
              <table:table-cell office:value-type="float" office:value="17.9780149265828">
                <text:p>17.9780149265828</text:p>
              </table:table-cell>
              <table:table-cell office:value-type="float" office:value="18.1673875176398">
                <text:p>18.16738751763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216222217541">
                <text:p>24.216222217541</text:p>
              </table:table-cell>
              <table:table-cell office:value-type="float" office:value="24.4383917003511">
                <text:p>24.4383917003511</text:p>
              </table:table-cell>
              <table:table-cell office:value-type="float" office:value="19.3891082305143">
                <text:p>19.3891082305143</text:p>
              </table:table-cell>
              <table:table-cell office:value-type="float" office:value="24.2661887093833">
                <text:p>24.2661887093833</text:p>
              </table:table-cell>
              <table:table-cell office:value-type="float" office:value="24.2159099310718">
                <text:p>24.2159099310718</text:p>
              </table:table-cell>
              <table:table-cell office:value-type="float" office:value="19.2992691431843">
                <text:p>19.2992691431843</text:p>
              </table:table-cell>
              <table:table-cell office:value-type="float" office:value="19.263054432119">
                <text:p>19.263054432119</text:p>
              </table:table-cell>
              <table:table-cell office:value-type="float" office:value="19.3141539333153">
                <text:p>19.3141539333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7589205093178">
                <text:p>26.7589205093178</text:p>
              </table:table-cell>
              <table:table-cell office:value-type="float" office:value="26.8924051631655">
                <text:p>26.8924051631655</text:p>
              </table:table-cell>
              <table:table-cell office:value-type="float" office:value="21.638250290259">
                <text:p>21.638250290259</text:p>
              </table:table-cell>
              <table:table-cell office:value-type="float" office:value="26.8442347105508">
                <text:p>26.8442347105508</text:p>
              </table:table-cell>
              <table:table-cell office:value-type="float" office:value="26.6847477711656">
                <text:p>26.6847477711656</text:p>
              </table:table-cell>
              <table:table-cell office:value-type="float" office:value="21.5290010576871">
                <text:p>21.5290010576871</text:p>
              </table:table-cell>
              <table:table-cell office:value-type="float" office:value="21.5319928380461">
                <text:p>21.5319928380461</text:p>
              </table:table-cell>
              <table:table-cell office:value-type="float" office:value="21.5349775961753">
                <text:p>21.53497759617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.704262123024">
                <text:p>29.704262123024</text:p>
              </table:table-cell>
              <table:table-cell office:value-type="float" office:value="29.7375188489669">
                <text:p>29.7375188489669</text:p>
              </table:table-cell>
              <table:table-cell office:value-type="float" office:value="21.7472790395982">
                <text:p>21.7472790395982</text:p>
              </table:table-cell>
              <table:table-cell office:value-type="float" office:value="29.7108186144526">
                <text:p>29.7108186144526</text:p>
              </table:table-cell>
              <table:table-cell office:value-type="float" office:value="29.506581521266">
                <text:p>29.506581521266</text:p>
              </table:table-cell>
              <table:table-cell office:value-type="float" office:value="21.6526837301497">
                <text:p>21.6526837301497</text:p>
              </table:table-cell>
              <table:table-cell office:value-type="float" office:value="21.6751350228099">
                <text:p>21.6751350228099</text:p>
              </table:table-cell>
              <table:table-cell office:value-type="float" office:value="21.6369471582579">
                <text:p>21.63694715825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